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9896in" fo:margin-left="0.0847in" fo:margin-top="0in" fo:margin-bottom="0in" table:align="left" style:writing-mode="page"/>
    </style:style>
    <style:style style:name="Table1.A" style:family="table-column">
      <style:table-column-properties style:column-width="3.6417in"/>
    </style:style>
    <style:style style:name="Table1.B" style:family="table-column">
      <style:table-column-properties style:column-width="3.3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99in" fo:padding-right="0in" fo:padding-top="0in" fo:padding-bottom="0in" fo:border-left="0.75pt solid #000000" fo:border-right="none" fo:border-top="0.75pt solid #000000" fo:border-bottom="0.75pt solid #000000">
        <style:background-image/>
      </style:table-cell-properties>
    </style:style>
    <style:style style:name="Table1.B1" style:family="table-cell">
      <style:table-cell-properties fo:background-color="#ffffff" fo:padding-left="0.0799in" fo:padding-right="0.0799in" fo:padding-top="0in" fo:padding-bottom="0in" fo:border="0.75pt solid #000000">
        <style:background-image/>
      </style:table-cell-properties>
    </style:style>
    <style:style style:name="Table2" style:family="table">
      <style:table-properties style:width="6.891in" fo:margin-left="0.1771in" fo:margin-top="0in" fo:margin-bottom="0in" table:align="left" style:writing-mode="page"/>
    </style:style>
    <style:style style:name="Table2.A" style:family="table-column">
      <style:table-column-properties style:column-width="2.5597in"/>
    </style:style>
    <style:style style:name="Table2.B" style:family="table-column">
      <style:table-column-properties style:column-width="4.331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="0.0729in" fo:border="0.75pt solid #000000"/>
    </style:style>
    <style:style style:name="Table2.2" style:family="table-row">
      <style:table-row-properties style:min-row-height="0.2813in" fo:keep-together="auto"/>
    </style:style>
    <style:style style:name="Table2.A2" style:family="table-cell">
      <style:table-cell-properties fo:padding="0.0729in" fo:border-left="0.75pt solid #000000" fo:border-right="0.75pt solid #000000" fo:border-top="0.75pt solid #000000" fo:border-bottom="0.5pt solid #000000"/>
    </style:style>
    <style:style style:name="Table2.3" style:family="table-row">
      <style:table-row-properties style:min-row-height="0.3021in" fo:keep-together="auto"/>
    </style:style>
    <style:style style:name="Table2.A3" style:family="table-cell">
      <style:table-cell-properties fo:padding="0.0729in" fo:border-left="0.75pt solid #000000" fo:border-right="0.75pt solid #000000" fo:border-top="0.5pt solid #000000" fo:border-bottom="0.5pt solid #000000"/>
    </style:style>
    <style:style style:name="Table2.4" style:family="table-row">
      <style:table-row-properties style:min-row-height="0.3125in" fo:keep-together="auto"/>
    </style:style>
    <style:style style:name="Table2.6" style:family="table-row">
      <style:table-row-properties style:min-row-height="0.3854in" fo:keep-together="auto"/>
    </style:style>
    <style:style style:name="Table2.A6" style:family="table-cell">
      <style:table-cell-properties fo:padding="0.0729in" fo:border-left="0.75pt solid #000000" fo:border-right="0.75pt solid #000000" fo:border-top="0.5pt solid #000000" fo:border-bottom="0.75pt solid #000000"/>
    </style:style>
    <style:style style:name="P1" style:family="paragraph" style:parent-style-name="Standard">
      <loext:graphic-properties draw:fill="solid" draw:fill-color="#ffffff"/>
      <style:paragraph-properties fo:margin-right="0.2091in" fo:text-align="start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margin-right="0.2083in" fo:text-align="start" style:justify-single-word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right="0.2083in" fo:margin-top="0in" fo:margin-bottom="0in" style:contextual-spacing="false" fo:text-align="justify" style:justify-single-word="false" fo:background-color="#ffffff"/>
    </style:style>
    <style:style style:name="P4" style:family="paragraph" style:parent-style-name="Normal_20__28_Web_29_">
      <loext:graphic-properties draw:fill="solid" draw:fill-color="#ffffff"/>
      <style:paragraph-properties fo:margin-right="0.2083in" fo:margin-top="0in" fo:margin-bottom="0in" style:contextual-spacing="false" fo:text-align="justify" style:justify-single-word="false" fo:background-color="#ffffff"/>
      <style:text-properties fo:font-size="14pt" style:font-size-asian="14pt" style:font-size-complex="14pt"/>
    </style:style>
    <style:style style:name="P5" style:family="paragraph" style:parent-style-name="Normal_20__28_Web_29_">
      <loext:graphic-properties draw:fill="solid" draw:fill-color="#ffffff"/>
      <style:paragraph-properties fo:margin-top="0in" fo:margin-bottom="0.1043in" style:contextual-spacing="false" style:line-height-at-least="0.2083in" fo:background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.1043in" style:contextual-spacing="false" style:line-height-at-least="0.2083in" fo:background-color="#ffffff"/>
    </style:style>
    <style:style style:name="P7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8" style:family="paragraph" style:parent-style-name="Standard">
      <style:paragraph-properties fo:margin-top="0in" fo:margin-bottom="0.1043in" style:contextual-spacing="false" style:line-height-at-least="0.2083in" fo:text-align="center" style:justify-single-word="false"/>
    </style:style>
    <style:style style:name="P9" style:family="paragraph" style:parent-style-name="Standard">
      <style:paragraph-properties fo:margin-top="0.1945in" fo:margin-bottom="0.1945in" style:contextual-spacing="false" style:line-height-at-least="0.2291in"/>
    </style:style>
    <style:style style:name="P10" style:family="paragraph" style:parent-style-name="Standard">
      <style:paragraph-properties style:line-height-at-least="0.2291in" fo:text-align="center" style:justify-single-word="false"/>
    </style:style>
    <style:style style:name="P11" style:family="paragraph" style:parent-style-name="Standard">
      <style:paragraph-properties style:line-height-at-least="0.2291in" fo:text-align="center" style:justify-single-word="false"/>
      <style:text-properties fo:font-size="14pt" style:font-name-asian="Times New Roman1" style:font-size-asian="14pt" style:font-size-complex="14pt"/>
    </style:style>
    <style:style style:name="P12" style:family="paragraph" style:parent-style-name="Standard">
      <style:text-properties fo:font-size="14pt" fo:font-weight="bold" officeooo:rsid="0012df7f" officeooo:paragraph-rsid="0012df7f" fo:background-color="#ffff00" style:font-name-asian="Times New Roman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fo:background-color="#ffff00" style:font-name-asian="Times New Roman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 fo:text-indent="0.3937in" style:auto-text-indent="false"/>
      <style:text-properties fo:color="#000000" loext:opacity="100%" fo:font-size="14pt" style:font-name-asian="Calibri1" style:font-size-asian="14pt" style:language-asian="en" style:country-asian="US" style:font-size-complex="14pt" style:font-weight-complex="bold"/>
    </style:style>
    <style:style style:name="P15" style:family="paragraph" style:parent-style-name="Standard">
      <style:paragraph-properties fo:margin-right="0.0035in" fo:text-align="justify" style:justify-single-word="false"/>
    </style:style>
    <style:style style:name="P16" style:family="paragraph" style:parent-style-name="Heading_20_3">
      <style:paragraph-properties fo:margin-top="0in" fo:margin-bottom="0in" style:contextual-spacing="false" fo:text-align="center" style:justify-single-word="false"/>
    </style:style>
    <style:style style:name="P17" style:family="paragraph" style:parent-style-name="Heading_20_3" style:list-style-name="WWNum8">
      <loext:graphic-properties draw:fill="solid" draw:fill-color="#ffff00" draw:opacity="100%"/>
      <style:paragraph-properties fo:margin-top="0.1945in" fo:margin-bottom="0.1945in" style:contextual-spacing="false" fo:text-align="justify" style:justify-single-word="false" fo:background-color="#ffff00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Heading_20_3" style:list-style-name="WWNum8">
      <loext:graphic-properties draw:fill="solid" draw:fill-color="#ffff00" draw:opacity="100%"/>
      <style:paragraph-properties fo:margin-top="0.1945in" fo:margin-bottom="0.1945in" style:contextual-spacing="false" fo:text-align="justify" style:justify-single-word="false" fo:background-color="#ffff00"/>
      <style:text-properties fo:font-size="14pt" style:text-underline-style="solid" style:text-underline-width="auto" style:text-underline-color="font-color" fo:font-weight="bold" officeooo:paragraph-rsid="0012df7f" style:font-size-asian="14pt" style:font-weight-asian="bold" style:font-size-complex="14pt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font-size="14pt" style:font-name-asian="Calibri1" style:font-size-asian="14pt" style:language-asian="en" style:country-asian="US" style:font-size-complex="14pt"/>
    </style:style>
    <style:style style:name="T2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3" style:family="text"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T4" style:family="text">
      <style:text-properties fo:font-size="14pt" fo:font-style="italic" style:font-name-asian="Times New Roman1" style:font-size-asian="14pt" style:font-style-asian="italic" style:font-size-complex="14pt"/>
    </style:style>
    <style:style style:name="T5" style:family="text"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name-asian="Times New Roman1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2df7f" style:font-name-asian="Times New Roman1" style:font-size-asian="14pt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12df7f" style:font-name-asian="Times New Roman1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12df7f" fo:background-color="#ffff00" loext:char-shading-value="0" style:font-name-asian="Times New Roman1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12df7f" fo:background-color="#ffff00" loext:char-shading-value="0" style:font-name-asian="Times New Roman1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style:font-name-asian="Times New Roman1" style:font-size-asian="14pt" style:font-size-complex="14pt"/>
    </style:style>
    <style:style style:name="T15" style:family="text">
      <style:text-properties fo:font-size="14pt" style:font-name-asian="Times New Roman1" style:font-size-asian="14pt" style:font-size-complex="14pt" style:font-weight-complex="bold"/>
    </style:style>
    <style:style style:name="T16" style:family="text">
      <style:text-properties fo:font-size="14pt" officeooo:rsid="0012df7f" style:font-name-asian="Times New Roman1" style:font-size-asian="14pt" style:font-size-complex="14pt" style:font-weight-complex="bold"/>
    </style:style>
    <style:style style:name="T17" style:family="text">
      <style:text-properties fo:color="#000000" loext:opacity="100%" fo:font-size="14pt" style:font-name-asian="Calibri1" style:font-size-asian="14pt" style:language-asian="en" style:country-asian="US" style:font-size-complex="14pt" style:font-weight-complex="bold"/>
    </style:style>
    <style:style style:name="T18" style:family="text">
      <style:text-properties fo:color="#000000" loext:opacity="100%" fo:font-size="14pt" style:font-name-asian="Times New Roman1" style:font-size-asian="14pt" style:font-size-complex="14pt"/>
    </style:style>
    <style:style style:name="T19" style:family="text">
      <style:text-properties fo:color="#000000" loext:opacity="100%" fo:font-size="14pt" style:text-underline-style="solid" style:text-underline-width="auto" style:text-underline-color="font-color" style:font-name-asian="Times New Roman1" style:font-size-asian="14pt" style:font-size-complex="14pt"/>
    </style:style>
    <style:style style:name="gr1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 loext:marker-style-name="T1"><text:span text:style-name="T1">ТЕМА 1. ПРИРОДА ФИЛОСОФСКОГО ЗНАНИЯ. </text:span><text:span text:style-name="T1"/></text:h>
      <text:h text:style-name="P7" text:outline-level="2" loext:marker-style-name="T1"><text:span text:style-name="T1">ПРЕДМЕТ И ФОРМЫ ФИЛОСОФСКОГО ЗНАНИЯ</text:span><text:span text:style-name="T1"/></text:h>
      <text:p text:style-name="Standard"/>
      <text:h text:style-name="P16" text:outline-level="3" loext:marker-style-name="T3"><text:span text:style-name="T3">Практические задания</text:span><text:span text:style-name="T3"/></text:h>
      <text:p text:style-name="P3" loext:marker-style-name="T13"><text:span text:style-name="T2"><text:s text:c="8"/></text:span><text:span text:style-name="T5">1 задание:</text:span><text:span text:style-name="T2"> </text:span><text:span text:style-name="T13">Назовите основные проблемы разделов философии</text:span></text:p>
      <text:p text:style-name="P4" loext:marker-style-name="T12"/>
      <text:p text:style-name="P1"><text:span text:style-name="T15">Онтология: </text:span><text:span text:style-name="T11">что такое реальность, что существует на самом деле.</text:span><text:span text:style-name="T8"><text:line-break/></text:span></text:p>
      <text:p text:style-name="P2"><text:span text:style-name="T15">Гносеология: </text:span><text:span text:style-name="T11">как человек может получить достоверные знания, как он приходит к знанию, какие достоверные источники знаний существуют.<text:line-break/></text:span></text:p>
      <text:p text:style-name="P2"><text:span text:style-name="T15">Логика: </text:span><text:span text:style-name="T11">как мы можем строить аргументы, доказательства и рассуждения таким образом, чтобы они были логически обоснованными и верными.</text:span><text:span text:style-name="T8"><text:line-break/></text:span></text:p>
      <text:p text:style-name="P2"><text:span text:style-name="T15">Аксиология</text:span><text:span text:style-name="T16">: </text:span><text:span text:style-name="T11">что является ценным, какие ценности существуют, как они определяют поступки и убеждения.</text:span><text:span text:style-name="T8"><text:line-break/></text:span></text:p>
      <text:p text:style-name="P2"><text:span text:style-name="T15">Философская антропология: </text:span><text:span text:style-name="T11">вопрос о природе, сущности, свободе воли, морали, культуре и обществе человека.</text:span><text:span text:style-name="T8"><text:line-break/></text:span></text:p>
      <text:p text:style-name="P2"><text:span text:style-name="T15">Этика: </text:span><text:span text:style-name="T11">что является правильным и неправильным, добрым или злым. Как принимать моральные решения.</text:span><text:span text:style-name="T8"><text:line-break/></text:span></text:p>
      <text:p text:style-name="P2"><text:span text:style-name="T15">Эстетика: </text:span><text:span text:style-name="T11">критерии красоты и оценке искусства. Что делает что-то красивым.</text:span></text:p>
      <text:p text:style-name="P5" loext:marker-style-name="T6"/>
      <text:p text:style-name="P6" loext:marker-style-name="T12"><text:span text:style-name="T12"><text:s text:c="6"/></text:span><text:span text:style-name="T6">2 задание</text:span><text:span text:style-name="T12">: Установите соответствие в таблице с помощью стрелок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 loext:marker-style-name="T14"><text:span text:style-name="T14">Онтология</text:span><text:span text:style-name="T14"/></text:p>
          </table:table-cell>
          <table:table-cell table:style-name="Table1.B1" office:value-type="string">
            <text:p text:style-name="P8" loext:marker-style-name="T14"><draw:line text:anchor-type="paragraph" draw:z-index="0" draw:name="Line 1" draw:style-name="gr1" draw:text-style-name="P19" svg:x1="-1.2083in" svg:y1="0.1008in" svg:x2="1.2327in" svg:y2="0.4728in"><text:p/></draw:line><draw:line text:anchor-type="paragraph" draw:z-index="3" draw:name="Line 4" draw:style-name="gr1" draw:text-style-name="P19" svg:x1="-1.2972in" svg:y1="1.1874in" svg:x2="1.1283in" svg:y2="0.1602in"><text:p/></draw:line><text:span text:style-name="T14">Ценность</text:span><text:span text:style-name="T14"/></text:p>
          </table:table-cell>
        </table:table-row>
        <table:table-row table:style-name="Table1.1">
          <table:table-cell table:style-name="Table1.A1" office:value-type="string">
            <text:p text:style-name="P8" loext:marker-style-name="T14"><text:span text:style-name="T14">Философская антропология</text:span><text:span text:style-name="T14"/></text:p>
          </table:table-cell>
          <table:table-cell table:style-name="Table1.B1" office:value-type="string">
            <text:p text:style-name="P8" loext:marker-style-name="T14"><draw:line text:anchor-type="paragraph" draw:z-index="1" draw:name="Line 2" draw:style-name="gr1" draw:text-style-name="P19" svg:x1="-0.5083in" svg:y1="0.1346in" svg:x2="1.1433in" svg:y2="0.5067in"><text:p/></draw:line><text:span text:style-name="T14">Бытие</text:span><text:span text:style-name="T14"/></text:p>
          </table:table-cell>
        </table:table-row>
        <table:table-row table:style-name="Table1.1">
          <table:table-cell table:style-name="Table1.A1" office:value-type="string">
            <text:p text:style-name="P8" loext:marker-style-name="T14"><text:span text:style-name="T14">Гносеология</text:span><text:span text:style-name="T14"/></text:p>
          </table:table-cell>
          <table:table-cell table:style-name="Table1.B1" office:value-type="string">
            <text:p text:style-name="P8" loext:marker-style-name="T14"><draw:line text:anchor-type="paragraph" draw:z-index="2" draw:name="Line 3" draw:style-name="gr1" draw:text-style-name="P19" svg:x1="-1.2083in" svg:y1="0.1689in" svg:x2="1.2772in" svg:y2="0.4815in"><text:p/></draw:line><text:span text:style-name="T14">Человек</text:span><text:span text:style-name="T14"/></text:p>
          </table:table-cell>
        </table:table-row>
        <table:table-row table:style-name="Table1.1">
          <table:table-cell table:style-name="Table1.A1" office:value-type="string">
            <text:p text:style-name="P8" loext:marker-style-name="T14"><text:span text:style-name="T14">Аксиология</text:span><text:span text:style-name="T14"/></text:p>
          </table:table-cell>
          <table:table-cell table:style-name="Table1.B1" office:value-type="string">
            <text:p text:style-name="P8" loext:marker-style-name="T14"><text:span text:style-name="T14">Знание</text:span><text:span text:style-name="T14"/></text:p>
          </table:table-cell>
        </table:table-row>
      </table:table>
      <text:p text:style-name="P9" loext:marker-style-name="T14"><text:span text:style-name="T14"><text:s text:c="8"/></text:span><text:span text:style-name="T7">3 задание</text:span><text:span text:style-name="T14">: Отметьте специфику типов в таблице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 loext:marker-style-name="T4"><text:span text:style-name="T4">типы мировоззрений</text:span><text:span text:style-name="T4"/></text:p>
          </table:table-cell>
          <table:table-cell table:style-name="Table2.A1" office:value-type="string">
            <text:p text:style-name="P10" loext:marker-style-name="T4"><text:span text:style-name="T4">специфика</text:span><text:span text:style-name="T4"/></text:p>
          </table:table-cell>
        </table:table-row>
        <table:table-row table:style-name="Table2.2">
          <table:table-cell table:style-name="Table2.A2" office:value-type="string">
            <text:p text:style-name="P10" loext:marker-style-name="T14"><text:span text:style-name="T14">Мифологическое</text:span><text:span text:style-name="T14"/></text:p>
            <text:p text:style-name="P11" loext:marker-style-name="T14"/>
            <text:p text:style-name="P11" loext:marker-style-name="T14"/>
          </table:table-cell>
          <table:table-cell table:style-name="Table2.A2" office:value-type="string">
            <text:p text:style-name="P12">Мир объясняется через сказания о божествах, героях и чудесах. Мифы служат для объяснения происхождения мира, природы и человека.</text:p>
          </table:table-cell>
        </table:table-row>
        <table:table-row table:style-name="Table2.3">
          <table:table-cell table:style-name="Table2.A3" office:value-type="string">
            <text:p text:style-name="P10" loext:marker-style-name="T14"><text:span text:style-name="T14">Религиозное</text:span><text:span text:style-name="T14"/></text:p>
            <text:p text:style-name="P11" loext:marker-style-name="T14"/>
            <text:p text:style-name="P11" loext:marker-style-name="T14"/>
          </table:table-cell>
          <table:table-cell table:style-name="Table2.A3" office:value-type="string">
            <text:p text:style-name="P12">Основано на вере в сверхъестественное божество, обрядах и нормах. Высшая сила определяет смысл жизни и моральные нормы.</text:p>
          </table:table-cell>
        </table:table-row>
        <table:table-row table:style-name="Table2.4">
          <table:table-cell table:style-name="Table2.A3" office:value-type="string">
            <text:p text:style-name="P10" loext:marker-style-name="T14"><text:span text:style-name="T14">Философское</text:span><text:span text:style-name="T14"/></text:p>
            <text:p text:style-name="P11" loext:marker-style-name="T14"/>
            <text:p text:style-name="P11" loext:marker-style-name="T14"/>
          </table:table-cell>
          <table:table-cell table:style-name="Table2.A3" office:value-type="string">
            <text:p text:style-name="P12">Основано на логике, рациональном мышлении и анализе. Философское мировоззрение стремится к пониманию смысла жизни, природы реальности, морали и ценности через <text:soft-page-break/>размышления и аргументацию.</text:p>
          </table:table-cell>
        </table:table-row>
        <table:table-row table:style-name="Table2.4">
          <table:table-cell table:style-name="Table2.A3" office:value-type="string">
            <text:p text:style-name="P10" loext:marker-style-name="T14"><text:span text:style-name="T14">Научное</text:span><text:span text:style-name="T14"/></text:p>
            <text:p text:style-name="P11" loext:marker-style-name="T14"/>
            <text:p text:style-name="P11" loext:marker-style-name="T14"/>
          </table:table-cell>
          <table:table-cell table:style-name="Table2.A3" office:value-type="string">
            <text:p text:style-name="P13">Основано на эмпирических наблюдениях, экспериментах и логическом анализе. Научное мировоззрение стремится к объяснению мира через законы природы, проверяемые гипотезы и факты.</text:p>
          </table:table-cell>
        </table:table-row>
        <table:table-row table:style-name="Table2.6">
          <table:table-cell table:style-name="Table2.A6" office:value-type="string">
            <text:p text:style-name="P10" loext:marker-style-name="T14"><text:span text:style-name="T14">Жизненно-практическое</text:span><text:span text:style-name="T14"/></text:p>
            <text:p text:style-name="P11" loext:marker-style-name="T14"/>
            <text:p text:style-name="P11" loext:marker-style-name="T14"/>
          </table:table-cell>
          <table:table-cell table:style-name="Table2.A6" office:value-type="string">
            <text:p text:style-name="P13">Основано на практическом опыте, здравом смысле и принципах повседневной жизни. Жизненно-практическое мировоззрение ориентировано на решение конкретных жизненных задач, достижение целей и счастья.</text:p>
          </table:table-cell>
        </table:table-row>
      </table:table>
      <text:p text:style-name="P14" loext:marker-style-name="T17"/>
      <text:p text:style-name="P14" loext:marker-style-name="T17"/>
      <text:p text:style-name="P15" loext:marker-style-name="T18"><text:span text:style-name="T18"><text:s text:c="8"/></text:span><text:span text:style-name="T19">4 задание</text:span><text:span text:style-name="T18">: <text:s/>Слово «философия» буквально означает «любовь к мудрости». Что хотел сказать Пифагор, назвавшись любомудром, противопоставив себя, таким образом, <text:s/>мудрецам? Предложите не менее двух своих вариантов ответа.</text:span></text:p>
      <text:list text:style-name="WWNum8">
        <text:list-item>
          <text:h text:style-name="P17" text:outline-level="3">Упрекая семерых мудрецов, он считал что человек не может быть мудрецом («софосом»), ибо человек не в силах достичь абсолютного знания. Тот же, кто стремится к нраву и образу жизни мудрого существа, может быть назван любомудром (философом).</text:h>
        </text:list-item>
        <text:list-item>
          <text:h text:style-name="P18" text:outline-level="3">Пифагор хотел подчеркнуть, что его подход к познанию мудрости основан не только на знании и интеллекте, но и на любви к этой мудрости. Таким образом, он выделял важность эмоциональной составляющей в познании мудрости, отличая себя от просто мудрецов, увлеченных лишь знанием.</text:h>
        </text:list-item>
        <text:list-item>
          <text:h text:style-name="P18" text:outline-level="3"><text:bookmark text:name="_GoBack"/>Пифагор хотел подчеркнуть, что его подход к познанию мудрости основан не только на знании и интеллекте, но и на любви к этой мудрости. Таким образом, он выделял важность эмоциональной составляющей в познании мудрости, отличая себя от просто мудрецов, увлеченных лишь знанием.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right="-0.0701in" fo:text-align="center" style:justify-single-word="false"/>
      <style:text-properties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right="-0.0701in" fo:text-align="justify" style:justify-single-word="false" fo:text-indent="0.3937in" style:auto-text-indent="false" fo:keep-with-next="always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name-complex="Noto Sans Arabic" style:font-family-complex="'Noto Sans Arabic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2pt" style:font-size-asian="12pt" style:font-size-complex="12pt"/>
    </style:style>
    <style:style style:name="Paragraph" style:family="paragraph" style:parent-style-name="Standard">
      <style:paragraph-properties fo:text-align="justify" style:justify-single-word="false" fo:text-indent="0.4925in" style:auto-text-indent="false"/>
      <style:text-properties fo:font-size="14pt" style:font-size-asian="14pt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1965in" fo:margin-top="0in" fo:margin-bottom="0.0835in" style:contextual-spacing="false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1965in" fo:margin-top="0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1965in" fo:margin-top="0in" fo:margin-bottom="0.0835in" style:contextual-spacing="false"/>
      <style:text-properties fo:font-size="8pt" style:font-name-asian="Times New Roman1" style:font-family-asian="'Times New Roman'" style:font-family-generic-asian="system" style:font-pitch-asian="variable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List_20_1" style:display-name="List 1" style:family="paragraph" style:parent-style-name="Standard" style:auto-update="true" style:list-style-name="WWNum2" style:class="list">
      <style:text-properties style:font-name-asian="Times New Roman1" style:font-family-asian="'Times New Roman'" style:font-family-generic-asian="system" style:font-pitch-asian="variable"/>
    </style:style>
    <style:style style:name="List_20_2" style:display-name="List 2" style:family="paragraph" style:parent-style-name="Standard" style:auto-update="true" style:list-style-name="WWNum3" style:class="list">
      <style:text-properties style:font-name-asian="Times New Roman1" style:font-family-asian="'Times New Roman'" style:font-family-generic-asian="system" style:font-pitch-asian="variable"/>
    </style:style>
    <style:style style:name="List_20_3" style:display-name="List 3" style:family="paragraph" style:parent-style-name="Standard" style:auto-update="true" style:list-style-name="WWNum4" style:class="list">
      <style:text-properties style:font-name-asian="Times New Roman1" style:font-family-asian="'Times New Roman'" style:font-family-generic-asian="system" style:font-pitch-asian="variable"/>
    </style:style>
    <style:style style:name="Signature" style:family="paragraph" style:parent-style-name="Standard" loext:linked-style-name="Подпись_20_Знак" style:class="text">
      <style:paragraph-properties fo:margin-left="2.9528in"/>
      <style:text-properties style:font-name-asian="Times New Roman1" style:font-family-asian="'Times New Roman'" style:font-family-generic-asian="system" style:font-pitch-asian="variable"/>
    </style:style>
    <style:style style:name="Subtitle" style:family="paragraph" style:parent-style-name="Standard" loext:linked-style-name="Подзаголовок_20_Знак" style:class="chapter">
      <style:paragraph-properties fo:text-align="center" style:justify-single-word="false"/>
      <style:text-properties fo:font-size="14pt" style:font-name-asian="Times New Roman1" style:font-family-asian="'Times New Roman'" style:font-family-generic-asian="system" style:font-pitch-asian="variable" style:font-size-asian="14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right="-0.0701in" fo:text-align="center" style:justify-single-word="false"/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right="-0.0701in" fo:text-align="justify" style:justify-single-word="false">
        <style:tab-stops>
          <style:tab-stop style:position="0.5909in"/>
          <style:tab-stop style:position="1.772in"/>
        </style:tab-stops>
      </style:paragraph-properties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Document_20_Map_20__28_WW_29_" style:display-name="Document Map (WW)" style:family="paragraph" style:parent-style-name="Standard" loext:linked-style-name="Схема_20_документа_20_Знак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asian="Times New Roman1" style:font-family-asian="'Times New Roman'" style:font-family-generic-asian="system" style:font-pitch-asian="variable"/>
    </style:style>
    <style:style style:name="Рисунок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Краткий_20_обратный_20_адрес" style:display-name="Краткий обратный адрес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Строка_20_PP" style:display-name="Строка PP" style:family="paragraph" style:parent-style-name="Signature"/>
    <style:style style:name="РГИУ" style:family="paragraph" style:parent-style-name="Standard" style:auto-update="true">
      <style:paragraph-properties fo:line-height="150%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-го_20_уровня" style:display-name="Заголовок 2-го уровня" style:family="paragraph" style:parent-style-name="Heading_20_2">
      <style:paragraph-properties fo:margin-top="0.1665in" fo:margin-bottom="0.0417in" style:contextual-spacing="false" fo:text-align="center" style:justify-single-word="false" fo:keep-with-next="always"/>
      <style:text-properties fo:font-size="13pt" style:font-size-asian="13pt" style:font-name-complex="Arial1" style:font-family-complex="Arial" style:font-family-generic-complex="system" style:font-pitch-complex="variable" style:font-size-complex="14pt" style:font-style-complex="italic"/>
    </style:style>
    <style:style style:name="Footnote" style:family="paragraph" style:parent-style-name="Standard" loext:linked-style-name="Текст_20_сноски_20_Знак" style:class="extra">
      <style:paragraph-properties style:punctuation-wrap="hanging" style:vertical-align="baseline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Normal_20__28_Web_29_" style:display-name="Normal (Web)" style:family="paragraph" style:parent-style-name="Standard">
      <style:paragraph-properties fo:margin-top="0in" fo:margin-bottom="0.166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Основной_20_текст1" style:display-name="Основной текст1" style:family="paragraph">
      <style:paragraph-properties fo:margin-top="0in" fo:margin-bottom="0in" style:contextual-spacing="false" fo:line-height="100%" fo:text-align="justify" style:justify-single-word="false" fo:orphans="2" fo:widows="2" fo:text-indent="0.1965in" style:auto-text-indent="false" style:punctuation-wrap="hanging" style:vertical-align="baseline" style:writing-mode="lr-tb"/>
      <style:text-properties fo:color="#000000" loext:opacity="100%" style:font-name="NTTimes/Cyrillic" fo:font-family="NTTimes/Cyrillic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/>
    </style:style>
    <style:style style:name="Философия_20_-_20_тект_20_абзаца" style:display-name="Философия - тект абзаца" style:family="paragraph" style:auto-update="true" style:list-style-name="WWNum7">
      <style:paragraph-properties fo:margin-lef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in"/>
          <style:tab-stop style:position="0.3752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Философия_20_-_20_название_20_параграфа" style:display-name="Философия - название параграфа" style:family="paragraph" style:parent-style-name="Standard" style:next-style-name="Философия_20_-_20_тект_20_абзаца" style:auto-update="true" style:default-outline-level="2" style:list-style-name="">
      <style:paragraph-properties fo:text-indent="0.3752in" style:auto-text-indent="false"/>
      <style:text-properties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size-complex="14pt"/>
    </style:style>
    <style:style style:name="Философия_20_-_20_нумерованный_20_список" style:display-name="Философия - нумерованный список" style:family="paragraph" style:parent-style-name="Standard" style:next-style-name="Философия_20_-_20_тект_20_абзаца" style:auto-update="true" style:list-style-name="WWNum5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Философия_20_-_20_точечный_20_список" style:display-name="Философия - точечный список" style:family="paragraph" style:parent-style-name="Standard" style:auto-update="true">
      <style:paragraph-properties fo:text-align="justify" style:justify-single-word="false" fo:text-indent="0.4862in" style:auto-text-indent="false">
        <style:tab-stops>
          <style:tab-stop style:position="0.1972in"/>
        </style:tab-stops>
      </style:paragraph-properties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ТекстДиссертации" style:family="paragraph" style:parent-style-name="Body_20_Text_20_Indent_20_2">
      <style:paragraph-properties fo:margin-left="0in" fo:margin-top="0in" fo:margin-bottom="0in" style:contextual-spacing="false" fo:line-height="100%" fo:text-align="justify" style:justify-single-word="false" fo:text-indent="0.5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4pt"/>
    </style:style>
    <style:style style:name="Философия_20_-_20_текст" style:display-name="Философия - текст" style:family="paragraph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едНаукДата" style:family="paragraph" style:parent-style-name="ТекстДиссертации">
      <style:paragraph-properties fo:text-align="start" style:justify-single-word="false" fo:text-indent="0in" style:auto-text-indent="false"/>
      <style:text-properties style:font-name="Verdana" fo:font-family="Verdana" style:font-family-generic="roman" style:font-pitch="variable" fo:font-size="14pt" fo:font-weight="bold" style:font-size-asian="14pt" style:font-weight-asian="bold" style:font-weight-complex="bold"/>
    </style:style>
    <style:style style:name="НеделяНауки-3" style:family="paragraph" style:parent-style-name="Standard" style:list-style-name="WWNum6"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FR1" style:family="paragraph">
      <style:paragraph-properties fo:margin-left="0.028in" fo:margin-top="0.028in" fo:margin-bottom="0in" style:contextual-spacing="false" fo:line-height="133%" fo:text-align="start" style:justify-single-word="false" fo:orphans="0" fo:widows="0" fo:text-indent="0.2083in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1" style:font-family-complex="Arial" style:font-family-generic-complex="system" style:font-pitch-complex="variable" style:font-size-complex="9pt"/>
    </style:style>
    <style:style style:name="i" style:family="paragraph" style:parent-style-name="Standard">
      <style:paragraph-properties fo:margin-top="0.1945in" fo:margin-bottom="0.1945in" style:contextual-spacing="false" fo:text-align="center" style:justify-single-word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Абзац" style:family="paragraph" style:parent-style-name="Text_20_body" loext:linked-style-name="Абзац_20_Знак">
      <style:paragraph-properties fo:margin-right="0in" fo:text-align="justify" style:justify-single-word="false" fo:text-indent="0.4925in" style:auto-text-indent="false"/>
      <style:text-properties fo:font-size="12pt" style:font-size-asian="12pt" style:font-size-complex="14pt"/>
    </style:style>
    <style:style style:name="FR2" style:family="paragraph">
      <style:paragraph-properties fo:margin-right="1.666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4" style:family="paragraph">
      <style:paragraph-properties fo:margin-right="1.6665in" fo:margin-top="0.0835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3" style:family="paragraph">
      <style:paragraph-properties fo:margin-right="1.944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Courier New2" style:font-family-complex="'Courier New'" style:font-family-generic-complex="system" style:font-pitch-complex="variable"/>
    </style:style>
    <style:style style:name="jctitlemain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pt" style:family="paragraph" style:parent-style-name="Standard">
      <style:paragraph-properties fo:margin-left="0.2083in" fo:margin-right="0.2083in" fo:margin-top="0.1945in" fo:margin-bottom="0.1945in" style:contextual-spacing="false" fo:text-align="justify" style:justify-single-word="false" fo:text-indent="0.278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txt" style:family="paragraph" style:parent-style-name="Standard">
      <style:paragraph-properties fo:margin-top="0.1945in" fo:margin-bottom="0.1945in" style:contextual-spacing="false"/>
      <style:text-properties fo:color="#111111" loext:opacity="100%" style:font-name="Tahoma" fo:font-family="Tahoma" style:font-family-generic="roman" style:font-pitch="variable" fo:font-size="16.5pt" style:font-name-asian="Times New Roman1" style:font-family-asian="'Times New Roman'" style:font-family-generic-asian="system" style:font-pitch-asian="variable" style:font-size-asian="16.5pt" style:font-name-complex="Tahoma1" style:font-family-complex="Tahoma" style:font-family-generic-complex="system" style:font-pitch-complex="variable" style:font-size-complex="16.5pt"/>
    </style:style>
    <style:style style:name="common" style:family="paragraph" style:parent-style-name="Standard">
      <style:paragraph-properties fo:margin-left="0.0693in" fo:margin-right="0.0693in" fo:margin-top="0.0693in" fo:margin-bottom="0.0693in" style:contextual-spacing="false" fo:text-align="justify" style:justify-single-word="false" fo:text-indent="0.2083in" style:auto-text-indent="false"/>
      <style:text-properties fo:color="#000000" loext:opacity="100%" style:font-name="Book Antiqua" fo:font-family="'Book Antiqua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Основной" style:family="paragraph" style:parent-style-name="Standard" loext:linked-style-name="Основной_20_Знак">
      <style:paragraph-properties fo:text-align="justify" style:justify-single-word="false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Подзаголовок_20_3" style:display-name="Подзаголовок 3" style:family="paragraph" style:parent-style-name="Основной">
      <style:paragraph-properties fo:text-align="center" style:justify-single-word="false" fo:text-indent="0in" style:auto-text-indent="false"/>
      <style:text-properties fo:font-weight="bold" style:font-weight-asian="bold" style:font-weight-complex="bold"/>
    </style:style>
    <style:style style:name="Темы" style:family="paragraph" style:parent-style-name="Основной"/>
    <style:style style:name="enc-article-text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3" style:family="paragraph" style:parent-style-name="Standard">
      <style:paragraph-properties fo:line-height="0.1902in" fo:text-align="justify" style:justify-single-word="false" fo:orphans="0" fo:widows="0"/>
      <style:text-properties fo:font-size="12pt" style:font-size-asian="12pt" style:font-size-complex="12pt"/>
    </style:style>
    <style:style style:name="Style13" style:family="paragraph" style:parent-style-name="Standard">
      <style:paragraph-properties fo:line-height="0.3134in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tyle26" style:family="paragraph" style:parent-style-name="Standard">
      <style:paragraph-properties fo:line-height="0.1571in" fo:text-align="justify" style:justify-single-word="false" fo:orphans="0" fo:widows="0" fo:text-indent="0.3035in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Обычный_20_текст" style:display-name="Обычный текст" style:family="paragraph" style:parent-style-name="Standard">
      <style:paragraph-properties fo:text-align="justify" style:justify-single-word="false" fo:text-indent="0.3154in" style:auto-text-indent="false"/>
      <style:text-properties fo:font-size="12pt" style:font-name-asian="Calibri1" style:font-family-asian="Calibri" style:font-family-generic-asian="system" style:font-pitch-asian="variable" style:font-size-asian="12pt"/>
    </style:style>
    <style:style style:name="Без_20_интервала1" style:display-name="Без интервала1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Style31" style:family="paragraph" style:parent-style-name="Standard">
      <style:paragraph-properties fo:line-height="0.1736in" fo:text-align="justify" style:justify-single-word="false" fo:orphans="0" fo:widows="0"/>
      <style:text-properties fo:font-size="12pt" style:font-size-asian="12pt" style:font-size-complex="12pt"/>
    </style:style>
    <style:style style:name="Style14" style:family="paragraph" style:parent-style-name="Standard">
      <style:paragraph-properties fo:line-height="0.1756in" fo:text-align="justify" style:justify-single-word="false" fo:orphans="0" fo:widows="0" fo:text-indent="0.1929in" style:auto-text-indent="false"/>
      <style:text-properties fo:font-size="12pt" style:font-size-asian="12pt" style:font-size-complex="12pt"/>
    </style:style>
    <style:style style:name="msonormal_5f_mailru_5f_css_5f_attribute_5f_postfix" style:display-name="msonormal_mailru_css_attribute_postfix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font-weight="bold" style:font-name-asian="Calibri1" style:font-family-asian="Calibri" style:font-family-generic-asian="system" style:font-pitch-asian="variable" style:language-asian="ru" style:country-asian="RU" style:font-weight-asian="bold" style:font-weight-complex="bold"/>
    </style:style>
    <style:style style:name="Название_20_Знак" style:display-name="Название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_20__28_WW_29_">
      <style:text-properties fo:color="#00000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_20__28_WW_29_" loext:linked-style-name="Signatur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1" style:display-name="Основной текст 2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1" style:display-name="Основной текст 3 Знак1" style:family="text" style:parent-style-name="Default_20_Paragraph_20_Font_20__28_WW_29_">
      <style:text-properties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style:font-name="Tahoma" fo:font-family="Tahoma" style:font-family-generic="roman" style:font-pitch="variable" fo:font-size="10pt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Схема_20_документа_20_Знак1" style:display-name="Схема документа Знак1" style:family="text" style:parent-style-name="Default_20_Paragraph_20_Font_20__28_WW_29_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ne_20_number" style:display-name="line number" style:family="text" style:parent-style-name="Default_20_Paragraph_20_Font_20__28_WW_29_"/>
    <style:style style:name="extended-text_5f__5f_full" style:display-name="extended-text__full" style:family="text" style:parent-style-name="Default_20_Paragraph_20_Font_20__28_WW_29_"/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_20__28_WW_29_"/>
    <style:style style:name="accented" style:family="text" style:parent-style-name="Default_20_Paragraph_20_Font_20__28_WW_29_"/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Абзац_20_Знак" style:display-name="Абзац Знак" style:family="text" style:parent-style-name="Default_20_Paragraph_20_Font_20__28_WW_29_" loext:linked-style-name="Абзац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SimSun" style:font-family-asian="SimSun" style:font-family-generic-asian="system" style:font-pitch-asian="variable" style:font-size-asian="10pt" style:language-asian="zh" style:country-asian="CN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apple-style-span" style:family="text" style:parent-style-name="Default_20_Paragraph_20_Font_20__28_WW_29_"/>
    <style:style style:name="Основной_20_Знак" style:display-name="Основной Знак" style:family="text" style:parent-style-name="Default_20_Paragraph_20_Font_20__28_WW_29_" loext:linked-style-name="Основной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apple-converted-space" style:family="text" style:parent-style-name="Default_20_Paragraph_20_Font_20__28_WW_29_">
      <style:text-properties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ont_20_Style42" style:display-name="Font Style4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72" style:display-name="Font Style7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use-window-font-color="true" loext:opacity="0%" style:font-name-asian="Calibri1" style:font-family-asian="Calibri" style:font-family-generic-asian="system" style:font-pitch-asian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4pt" style:font-size-asian="14pt" style:font-size-complex="14pt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937in"/>
        </style:list-level-properties>
      </text:list-level-style-number>
      <text:list-level-style-number text:level="2" text:style-name="ListLabel_20_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37in"/>
        </style:list-level-properties>
      </text:list-level-style-number>
      <text:list-level-style-number text:level="3" text:style-name="ListLabel_20_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37in"/>
        </style:list-level-properties>
      </text:list-level-style-number>
      <text:list-level-style-number text:level="4" text:style-name="ListLabel_20_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937in"/>
        </style:list-level-properties>
      </text:list-level-style-number>
      <text:list-level-style-number text:level="5" text:style-name="ListLabel_20_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37in"/>
        </style:list-level-properties>
      </text:list-level-style-number>
      <text:list-level-style-number text:level="6" text:style-name="ListLabel_20_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37in"/>
        </style:list-level-properties>
      </text:list-level-style-number>
      <text:list-level-style-number text:level="7" text:style-name="ListLabel_20_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937in"/>
        </style:list-level-properties>
      </text:list-level-style-number>
      <text:list-level-style-number text:level="8" text:style-name="ListLabel_20_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37in"/>
        </style:list-level-properties>
      </text:list-level-style-number>
      <text:list-level-style-number text:level="9" text:style-name="ListLabel_20_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45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022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2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2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52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2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2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022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22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02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1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29in" fo:text-indent="-0.25in" fo:margin-left="0.7429in"/>
        </style:list-level-properties>
      </text:list-level-style-number>
      <text:list-level-style-number text:level="2" text:style-name="ListLabel_20_11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29in" fo:text-indent="-0.25in" fo:margin-left="1.2429in"/>
        </style:list-level-properties>
      </text:list-level-style-number>
      <text:list-level-style-number text:level="3" text:style-name="ListLabel_20_11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429in" fo:text-indent="-0.1252in" fo:margin-left="1.7429in"/>
        </style:list-level-properties>
      </text:list-level-style-number>
      <text:list-level-style-number text:level="4" text:style-name="ListLabel_20_116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9in" fo:text-indent="-0.25in" fo:margin-left="2.2429in"/>
        </style:list-level-properties>
      </text:list-level-style-number>
      <text:list-level-style-number text:level="5" text:style-name="ListLabel_20_11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9in" fo:text-indent="-0.25in" fo:margin-left="2.7429in"/>
        </style:list-level-properties>
      </text:list-level-style-number>
      <text:list-level-style-number text:level="6" text:style-name="ListLabel_20_11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429in" fo:text-indent="-0.1252in" fo:margin-left="3.2429in"/>
        </style:list-level-properties>
      </text:list-level-style-number>
      <text:list-level-style-number text:level="7" text:style-name="ListLabel_20_119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29in" fo:text-indent="-0.25in" fo:margin-left="3.7429in"/>
        </style:list-level-properties>
      </text:list-level-style-number>
      <text:list-level-style-number text:level="8" text:style-name="ListLabel_20_12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9in" fo:text-indent="-0.25in" fo:margin-left="4.2429in"/>
        </style:list-level-properties>
      </text:list-level-style-number>
      <text:list-level-style-number text:level="9" text:style-name="ListLabel_20_12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429in" fo:text-indent="-0.1252in" fo:margin-left="4.74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0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5.0437in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772in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772in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6.3772in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8772in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3772in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7.8772in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3772in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8.8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49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0.9783in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118in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118in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118in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118in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118in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118in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118in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11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5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1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1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1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1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8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5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1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1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1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1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0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043in"/>
        </style:list-level-properties>
      </text:list-level-style-number>
      <text:list-level-style-number text:level="2" text:style-name="ListLabel_20_2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3" text:style-name="ListLabel_20_2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043in"/>
        </style:list-level-properties>
      </text:list-level-style-number>
      <text:list-level-style-number text:level="4" text:style-name="ListLabel_20_2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043in"/>
        </style:list-level-properties>
      </text:list-level-style-number>
      <text:list-level-style-number text:level="5" text:style-name="ListLabel_20_2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6" text:style-name="ListLabel_20_2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043in"/>
        </style:list-level-properties>
      </text:list-level-style-number>
      <text:list-level-style-number text:level="7" text:style-name="ListLabel_20_2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043in"/>
        </style:list-level-properties>
      </text:list-level-style-number>
      <text:list-level-style-number text:level="8" text:style-name="ListLabel_20_2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9" text:style-name="ListLabel_20_2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57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Microsoft Office</meta:initial-creator>
    <meta:editing-cycles>3</meta:editing-cycles>
    <meta:creation-date>2019-09-23T11:08:00</meta:creation-date>
    <dc:date>2024-05-25T22:22:48.936619655</dc:date>
    <meta:editing-duration>PT1H5M2S</meta:editing-duration>
    <meta:generator>LibreOffice/7.6.6.3$Linux_X86_64 LibreOffice_project/60$Build-3</meta:generator>
    <meta:document-statistic meta:table-count="2" meta:image-count="0" meta:object-count="0" meta:page-count="2" meta:paragraph-count="37" meta:word-count="394" meta:character-count="2978" meta:non-whitespace-character-count="2585"/>
    <meta:user-defined meta:name="AppVersion">15.0000</meta:user-defined>
    <meta:user-defined meta:name="Company">Microsoft</meta:user-defined>
    <meta:template xlink:type="simple" xlink:actuate="onRequest" xlink:title="Шаблон рабочая тетрадь.dotx" xlink:href=""/>
  </office:meta>
</office:document-meta>
</file>